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p-20161205</text:p>
      <text:list xml:id="list5980744261837319096" text:style-name="L1">
        <text:list-item>
          <text:p text:style-name="P1">What is CMS and why CMS is trending</text:p>
        </text:list-item>
        <text:list-item>
          <text:p text:style-name="P1">The heart of CSM operation: server script language PHP and hosting</text:p>
        </text:list-item>
        <text:list-item>
          <text:p text:style-name="P1">How PHP is used to enhance HTML, css and Javascript file to be systematic</text:p>
        </text:list-item>
        <text:list-item>
          <text:p text:style-name="P1">Overview on server hosting filing system. The keys to handle CMS development</text:p>
        </text:list-item>
        <text:list-item>
          <text:p text:style-name="P1">Wordpress introduction and demo on 1 minute install</text:p>
        </text:list-item>
        <text:list-item>
          <text:p text:style-name="P1">Wordpress system review after fresh install</text:p>
        </text:list-item>
        <text:list-item>
          <text:p text:style-name="P1">Wordpress admin function on saving content/data</text:p>
        </text:list-item>
      </text:list>
      <text:p text:style-name="Standard"/>
      <text:p text:style-name="Standard"/>
      <text:p text:style-name="Standard"/>
      <text:p text:style-name="Standard">Go beyond web designer.</text:p>
      <text:p text:style-name="Standard">Be at least a webmaster</text:p>
      <text:p text:style-name="Standard">with knowledge of css coding your options are wider</text:p>
      <text:p text:style-name="Standard">Wordpress has some templates</text:p>
      <text:p text:style-name="Standard">but with css you can modify and customize</text:p>
      <text:p text:style-name="Standard">hence a webmaster</text:p>
      <text:p text:style-name="Standard">Wordpress can handle small website or simpler ones</text:p>
      <text:p text:style-name="Standard">not quite adequate for more complex ones</text:p>
      <text:p text:style-name="Standard"/>
      <text:p text:style-name="Standard">CMS</text:p>
      <text:p text:style-name="Standard">PHP &amp; hosting</text:p>
      <text:p text:style-name="Standard">PHP enhances HTML, CSS &amp; JS <text:s/>- systematic</text:p>
      <text:p text:style-name="Standard">(github doesn't support PHP)</text:p>
      <text:p text:style-name="Standard"/>
      <text:p text:style-name="Standard">Localhost</text:p>
      <text:p text:style-name="Standard"/>
      <text:p text:style-name="Standard">(see video on Localhost)</text:p>
      <text:p text:style-name="Standard"/>
      <text:p text:style-name="Standard">real hosting</text:p>
      <text:p text:style-name="Standard">May have limitations based on which host you purchase</text:p>
      <text:p text:style-name="Standard"/>
      <text:p text:style-name="Standard">Dudy can suggest a hosting site</text:p>
      <text:p text:style-name="Standard"/>
      <text:p text:style-name="Standard"/>
      <text:p text:style-name="Standard">cPanal login</text:p>
      <text:p text:style-name="Standard"/>
      <text:p text:style-name="Standard">[domain]/subdirectory1</text:p>
      <text:p text:style-name="Standard">/subdirectory2</text:p>
      <text:p text:style-name="Standard"/>
      <text:p text:style-name="Standard">filemanager</text:p>
      <text:p text:style-name="Standard">domains</text:p>
      <text:p text:style-name="Standard">addon domain</text:p>
      <text:p text:style-name="Standard">subdirectory1</text:p>
      <text:p text:style-name="Standard"/>
      <text:p text:style-name="Standard">parked domains</text:p>
      <text:p text:style-name="Standard"/>
      <text:p text:style-name="Standard">content management system (CMS)</text:p>
      <text:p text:style-name="Standard"/>
      <text:p text:style-name="Standard"><text:soft-page-break/>Install required plugi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5T10:26:20.23</meta:creation-date>
    <meta:generator>OpenOffice/4.1.2$Win32 OpenOffice.org_project/412m3$Build-9782</meta:generator>
    <dc:date>2016-12-05T12:18:31.73</dc:date>
    <meta:editing-duration>PT1H52M3S</meta:editing-duration>
    <meta:editing-cycles>23</meta:editing-cycles>
    <meta:document-statistic meta:table-count="0" meta:image-count="0" meta:object-count="0" meta:page-count="2" meta:paragraph-count="35" meta:word-count="177" meta:character-count="1062"/>
  </office:meta>
</office:document-meta>
</file>